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Standard">
      <style:text-properties officeooo:rsid="001d9429" officeooo:paragraph-rsid="001d9429"/>
    </style:style>
    <style:style style:name="P2" style:family="paragraph" style:parent-style-name="Standard">
      <style:text-properties officeooo:rsid="001f4815" officeooo:paragraph-rsid="001f4815"/>
    </style:style>
    <style:style style:name="P3" style:family="paragraph" style:parent-style-name="Standard" style:list-style-name="L1">
      <style:text-properties officeooo:rsid="001d9429" officeooo:paragraph-rsid="001d9429"/>
    </style:style>
    <style:style style:name="P4" style:family="paragraph" style:parent-style-name="Standard" style:list-style-name="L2">
      <style:text-properties officeooo:rsid="001f4815" officeooo:paragraph-rsid="001f4815"/>
    </style:style>
    <style:style style:name="P5" style:family="paragraph" style:parent-style-name="Standard">
      <style:text-properties officeooo:rsid="001f4815" officeooo:paragraph-rsid="001f4815"/>
    </style:style>
    <style:style style:name="P6" style:family="paragraph" style:parent-style-name="Standard">
      <style:text-properties officeooo:rsid="0021bf2e" officeooo:paragraph-rsid="0021bf2e"/>
    </style:style>
    <style:style style:name="T1" style:family="text">
      <style:text-properties officeooo:rsid="002335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Protocole de test : </text:p>
      <text:p text:style-name="P1"/>
      <text:p text:style-name="P1"/>
      <text:h text:style-name="Heading_20_2" text:outline-level="2">Matériel : </text:h>
      <text:list xml:id="list4056951449" text:style-name="L1">
        <text:list-item>
          <text:p text:style-name="P3">2 cartes Arduino</text:p>
        </text:list-item>
        <text:list-item>
          <text:p text:style-name="P3">1 LED + résistance</text:p>
        </text:list-item>
        <text:list-item>
          <text:p text:style-name="P3">2 modules sans fil à tester</text:p>
        </text:list-item>
      </text:list>
      <text:p text:style-name="P1"/>
      <text:h text:style-name="Heading_20_2" text:outline-level="2">3 tests différents : </text:h>
      <text:list xml:id="list593873879" text:style-name="L2">
        <text:list-item>
          <text:p text:style-name="P4">Liaison « Au sol » environnement dégagé</text:p>
        </text:list-item>
        <text:list-item>
          <text:p text:style-name="P4">Liaison « Au sol » environnement urbain</text:p>
        </text:list-item>
        <text:list-item>
          <text:p text:style-name="P4">Liaison entre un point haut et le sol</text:p>
        </text:list-item>
      </text:list>
      <text:p text:style-name="P2"/>
      <text:p text:style-name="P2">Les tests devront être effectués plusieurs fois pour chaque capteurs et permettront de déterminer une portée moyenne utilisable dans laquelle la transmission de données pourra s’effectuer sans problèmes.</text:p>
      <text:p text:style-name="P2">Lors de l’installation finale, il sera toutefois nécessaire de réaliser de nouveaux tests (programme spécifique) afin d’assurer le bon fonctionnement du système.</text:p>
      <text:p text:style-name="P2"/>
      <text:p text:style-name="P2"/>
      <text:p text:style-name="P2">Les tests s’effectueront avec un programme spécifique sur les deux cartes Arduino (une émettrice et une réceptrice) les données seront transmises en continu entre les deux cartes et une LED indiquera la bonne réception des données.</text:p>
      <text:p text:style-name="P6">Méthode alternative : une tablette ou un pc portable équipé de l’IDE arduino pourra récupérer les données <text:span text:style-name="T1">de l’emmeteur via le moniteur série, ce qui permettra une meilleure visualisation </text:span></text:p>
      <text:p text:style-name="P2"/>
      <text:p text:style-name="P2">La carte émettrice sera positionnée, fixe, de manière a donner un point de repère. La seconde devra être transportée en s’éloignant de la première jusqu’à ce que le signal devienne altéré, puis ne soit plus du tout disponible.</text:p>
      <text:p text:style-name="P2"/>
      <text:p text:style-name="P2">La distance entre les deux Arduino pourra être calculée à l’aide des coordonnées GPS, et ces données seront centralisées dans un tableau afin de les comparer plus simp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08:44:19.625647098</meta:creation-date>
    <dc:date>2018-09-05T16:53:00.793097922</dc:date>
    <meta:editing-duration>PT6H39M33S</meta:editing-duration>
    <meta:editing-cycles>3</meta:editing-cycles>
    <meta:generator>LibreOffice/6.0.6.2$Linux_X86_64 LibreOffice_project/00m0$Build-2</meta:generator>
    <meta:document-statistic meta:table-count="0" meta:image-count="0" meta:object-count="0" meta:page-count="1" meta:paragraph-count="15" meta:word-count="232" meta:character-count="1417" meta:non-whitespace-character-count="1202"/>
  </office:meta>
</office:document-meta>
</file>